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030d" officeooo:paragraph-rsid="0018030d"/>
    </style:style>
    <style:style style:name="P2" style:family="paragraph" style:parent-style-name="Standard">
      <style:text-properties fo:language="en" fo:country="US" officeooo:rsid="0019ad2d" officeooo:paragraph-rsid="0019ad2d"/>
    </style:style>
    <style:style style:name="P3" style:family="paragraph" style:parent-style-name="Standard">
      <style:text-properties fo:language="en" fo:country="US" officeooo:rsid="001a1007" officeooo:paragraph-rsid="001a1007"/>
    </style:style>
    <style:style style:name="P4" style:family="paragraph" style:parent-style-name="Standard">
      <style:text-properties fo:language="en" fo:country="US" officeooo:rsid="001d5d4b" officeooo:paragraph-rsid="001d5d4b"/>
    </style:style>
    <style:style style:name="P5" style:family="paragraph" style:parent-style-name="Standard">
      <style:text-properties fo:language="en" fo:country="US" officeooo:rsid="001f095b" officeooo:paragraph-rsid="001f095b"/>
    </style:style>
    <style:style style:name="P6" style:family="paragraph" style:parent-style-name="Standard">
      <style:text-properties fo:language="en" fo:country="US" officeooo:rsid="00220422" officeooo:paragraph-rsid="00220422"/>
    </style:style>
    <style:style style:name="P7" style:family="paragraph" style:parent-style-name="Standard">
      <style:text-properties fo:language="en" fo:country="US" officeooo:rsid="0023fcdc" officeooo:paragraph-rsid="0023fcdc"/>
    </style:style>
    <style:style style:name="P8" style:family="paragraph" style:parent-style-name="Standard">
      <style:text-properties fo:language="en" fo:country="US" officeooo:rsid="004beb6e" officeooo:paragraph-rsid="004beb6e"/>
    </style:style>
    <style:style style:name="P9" style:family="paragraph" style:parent-style-name="Standard">
      <style:text-properties fo:language="en" fo:country="US" officeooo:rsid="00501bb5" officeooo:paragraph-rsid="00501bb5"/>
    </style:style>
    <style:style style:name="P10" style:family="paragraph" style:parent-style-name="Standard">
      <style:text-properties fo:language="en" fo:country="US" officeooo:rsid="006db622" officeooo:paragraph-rsid="006db622"/>
    </style:style>
    <style:style style:name="P11" style:family="paragraph" style:parent-style-name="Standard">
      <style:text-properties fo:language="en" fo:country="US" officeooo:rsid="0073fad3" officeooo:paragraph-rsid="0073fad3"/>
    </style:style>
    <style:style style:name="P12" style:family="paragraph" style:parent-style-name="Standard">
      <style:text-properties fo:language="ru" fo:country="RU" officeooo:rsid="00092ce1" officeooo:paragraph-rsid="00092ce1"/>
    </style:style>
    <style:style style:name="P13" style:family="paragraph" style:parent-style-name="Standard">
      <style:text-properties fo:language="ru" fo:country="RU" officeooo:rsid="000adc68" officeooo:paragraph-rsid="000adc68"/>
    </style:style>
    <style:style style:name="P14" style:family="paragraph" style:parent-style-name="Standard">
      <style:text-properties fo:language="ru" fo:country="RU" officeooo:rsid="000adee0" officeooo:paragraph-rsid="000adee0"/>
    </style:style>
    <style:style style:name="P15" style:family="paragraph" style:parent-style-name="Standard">
      <style:text-properties fo:language="ru" fo:country="RU" officeooo:rsid="000c931e" officeooo:paragraph-rsid="000c931e"/>
    </style:style>
    <style:style style:name="P16" style:family="paragraph" style:parent-style-name="Standard">
      <style:text-properties fo:language="ru" fo:country="RU" officeooo:rsid="000c9b59" officeooo:paragraph-rsid="000c9b59"/>
    </style:style>
    <style:style style:name="P17" style:family="paragraph" style:parent-style-name="Standard">
      <style:text-properties fo:language="ru" fo:country="RU" officeooo:rsid="000e95b3" officeooo:paragraph-rsid="000e95b3"/>
    </style:style>
    <style:style style:name="P18" style:family="paragraph" style:parent-style-name="Standard">
      <style:text-properties fo:language="ru" fo:country="RU" officeooo:rsid="00128f96" officeooo:paragraph-rsid="00128f96"/>
    </style:style>
    <style:style style:name="P19" style:family="paragraph" style:parent-style-name="Standard">
      <style:text-properties fo:language="ru" fo:country="RU" officeooo:rsid="0013a0e5" officeooo:paragraph-rsid="0013a0e5"/>
    </style:style>
    <style:style style:name="P20" style:family="paragraph" style:parent-style-name="Standard">
      <style:text-properties fo:language="ru" fo:country="RU" officeooo:rsid="00148f1f" officeooo:paragraph-rsid="00148f1f"/>
    </style:style>
    <style:style style:name="P21" style:family="paragraph" style:parent-style-name="Standard">
      <style:text-properties fo:language="ru" fo:country="RU" officeooo:rsid="00163ead" officeooo:paragraph-rsid="00163ead"/>
    </style:style>
    <style:style style:name="P22" style:family="paragraph" style:parent-style-name="Standard">
      <style:text-properties fo:language="ru" fo:country="RU" officeooo:rsid="00220422" officeooo:paragraph-rsid="00220422"/>
    </style:style>
    <style:style style:name="P23" style:family="paragraph" style:parent-style-name="Standard">
      <style:text-properties fo:language="ru" fo:country="RU" officeooo:rsid="0023fcdc" officeooo:paragraph-rsid="0023fcdc"/>
    </style:style>
    <style:style style:name="P24" style:family="paragraph" style:parent-style-name="Standard">
      <style:text-properties fo:language="ru" fo:country="RU" officeooo:rsid="00243dce" officeooo:paragraph-rsid="00243dce"/>
    </style:style>
    <style:style style:name="P25" style:family="paragraph" style:parent-style-name="Standard">
      <style:text-properties fo:language="ru" fo:country="RU" officeooo:rsid="00247d84" officeooo:paragraph-rsid="00247d84"/>
    </style:style>
    <style:style style:name="P26" style:family="paragraph" style:parent-style-name="Standard">
      <style:text-properties fo:language="ru" fo:country="RU" officeooo:rsid="00257d5b" officeooo:paragraph-rsid="00257d5b"/>
    </style:style>
    <style:style style:name="P27" style:family="paragraph" style:parent-style-name="Standard">
      <style:text-properties fo:language="ru" fo:country="RU" officeooo:rsid="002c4519" officeooo:paragraph-rsid="002c4519"/>
    </style:style>
    <style:style style:name="P28" style:family="paragraph" style:parent-style-name="Standard">
      <style:text-properties fo:language="ru" fo:country="RU" officeooo:rsid="002dcab2" officeooo:paragraph-rsid="002dcab2"/>
    </style:style>
    <style:style style:name="P29" style:family="paragraph" style:parent-style-name="Standard">
      <style:text-properties fo:language="ru" fo:country="RU" officeooo:rsid="002f8148" officeooo:paragraph-rsid="002f8148"/>
    </style:style>
    <style:style style:name="P30" style:family="paragraph" style:parent-style-name="Standard">
      <style:text-properties fo:language="ru" fo:country="RU" officeooo:rsid="0033fcab" officeooo:paragraph-rsid="0033fcab"/>
    </style:style>
    <style:style style:name="P31" style:family="paragraph" style:parent-style-name="Standard">
      <style:text-properties fo:language="ru" fo:country="RU" officeooo:rsid="00355d44" officeooo:paragraph-rsid="00355d44"/>
    </style:style>
    <style:style style:name="P32" style:family="paragraph" style:parent-style-name="Standard">
      <style:text-properties fo:language="ru" fo:country="RU" officeooo:rsid="003568d5" officeooo:paragraph-rsid="003568d5"/>
    </style:style>
    <style:style style:name="P33" style:family="paragraph" style:parent-style-name="Standard">
      <style:text-properties fo:language="ru" fo:country="RU" officeooo:rsid="0037e9a5" officeooo:paragraph-rsid="0037e9a5"/>
    </style:style>
    <style:style style:name="P34" style:family="paragraph" style:parent-style-name="Standard">
      <style:text-properties fo:language="ru" fo:country="RU" officeooo:rsid="003b9d61" officeooo:paragraph-rsid="003b9d61"/>
    </style:style>
    <style:style style:name="P35" style:family="paragraph" style:parent-style-name="Standard">
      <style:text-properties fo:language="ru" fo:country="RU" officeooo:rsid="003c7b69" officeooo:paragraph-rsid="003c7b69"/>
    </style:style>
    <style:style style:name="P36" style:family="paragraph" style:parent-style-name="Standard">
      <style:text-properties fo:language="ru" fo:country="RU" officeooo:rsid="003ce923" officeooo:paragraph-rsid="003ce923"/>
    </style:style>
    <style:style style:name="P37" style:family="paragraph" style:parent-style-name="Standard">
      <style:text-properties fo:language="ru" fo:country="RU" officeooo:rsid="003e3c71" officeooo:paragraph-rsid="003e3c71"/>
    </style:style>
    <style:style style:name="P38" style:family="paragraph" style:parent-style-name="Standard">
      <style:text-properties fo:language="ru" fo:country="RU" officeooo:rsid="0040cdb3" officeooo:paragraph-rsid="0040cdb3"/>
    </style:style>
    <style:style style:name="P39" style:family="paragraph" style:parent-style-name="Standard">
      <style:text-properties fo:language="ru" fo:country="RU" officeooo:rsid="00430613" officeooo:paragraph-rsid="00430613"/>
    </style:style>
    <style:style style:name="P40" style:family="paragraph" style:parent-style-name="Standard">
      <style:text-properties fo:language="ru" fo:country="RU" officeooo:rsid="0049d353" officeooo:paragraph-rsid="0049d353"/>
    </style:style>
    <style:style style:name="P41" style:family="paragraph" style:parent-style-name="Standard">
      <style:text-properties fo:language="ru" fo:country="RU" officeooo:rsid="00534ac5" officeooo:paragraph-rsid="00534ac5"/>
    </style:style>
    <style:style style:name="P42" style:family="paragraph" style:parent-style-name="Standard">
      <style:text-properties fo:language="ru" fo:country="RU" officeooo:rsid="00568d3d" officeooo:paragraph-rsid="00568d3d"/>
    </style:style>
    <style:style style:name="P43" style:family="paragraph" style:parent-style-name="Standard">
      <style:text-properties fo:language="ru" fo:country="RU" officeooo:rsid="0058d1b0" officeooo:paragraph-rsid="0058d1b0"/>
    </style:style>
    <style:style style:name="P44" style:family="paragraph" style:parent-style-name="Standard">
      <style:text-properties fo:language="ru" fo:country="RU" officeooo:rsid="005dcff7" officeooo:paragraph-rsid="005eb7fa"/>
    </style:style>
    <style:style style:name="P45" style:family="paragraph" style:parent-style-name="Standard">
      <style:text-properties fo:language="ru" fo:country="RU" officeooo:rsid="0060ecee" officeooo:paragraph-rsid="0060ecee"/>
    </style:style>
    <style:style style:name="P46" style:family="paragraph" style:parent-style-name="Standard">
      <style:text-properties fo:language="ru" fo:country="RU" officeooo:rsid="00649a5e" officeooo:paragraph-rsid="00649a5e"/>
    </style:style>
    <style:style style:name="P47" style:family="paragraph" style:parent-style-name="Standard">
      <style:text-properties fo:language="ru" fo:country="RU" officeooo:rsid="006bf988" officeooo:paragraph-rsid="006bf988"/>
    </style:style>
    <style:style style:name="P48" style:family="paragraph" style:parent-style-name="Standard">
      <style:text-properties fo:language="en" fo:country="US" officeooo:rsid="00247d84" officeooo:paragraph-rsid="00247d84"/>
    </style:style>
    <style:style style:name="P49" style:family="paragraph" style:parent-style-name="Standard">
      <style:text-properties fo:language="en" fo:country="US" officeooo:rsid="002a9a23" officeooo:paragraph-rsid="00257d5b"/>
    </style:style>
    <style:style style:name="P50" style:family="paragraph" style:parent-style-name="Standard">
      <style:text-properties fo:language="en" fo:country="US" officeooo:rsid="002c4519" officeooo:paragraph-rsid="002c4519"/>
    </style:style>
    <style:style style:name="P51" style:family="paragraph" style:parent-style-name="Standard">
      <style:text-properties fo:language="en" fo:country="US" officeooo:rsid="0037e9a5" officeooo:paragraph-rsid="003568d5"/>
    </style:style>
    <style:style style:name="P52" style:family="paragraph" style:parent-style-name="Standard">
      <style:text-properties fo:language="ru" fo:country="RU" officeooo:rsid="004beb6e" officeooo:paragraph-rsid="004beb6e"/>
    </style:style>
    <style:style style:name="P53" style:family="paragraph" style:parent-style-name="Standard">
      <style:text-properties fo:language="ru" fo:country="RU" officeooo:rsid="004c76db" officeooo:paragraph-rsid="004c76db"/>
    </style:style>
    <style:style style:name="P54" style:family="paragraph" style:parent-style-name="Standard">
      <style:text-properties fo:language="ru" fo:country="RU" officeooo:rsid="004e6972" officeooo:paragraph-rsid="004e6972"/>
    </style:style>
    <style:style style:name="P55" style:family="paragraph" style:parent-style-name="Standard">
      <style:text-properties fo:language="ru" fo:country="RU" officeooo:rsid="004e9f2a" officeooo:paragraph-rsid="004e6972"/>
    </style:style>
    <style:style style:name="P56" style:family="paragraph" style:parent-style-name="Standard">
      <style:text-properties fo:language="ru" fo:country="RU" officeooo:rsid="004e9f2a" officeooo:paragraph-rsid="004e9f2a"/>
    </style:style>
    <style:style style:name="P57" style:family="paragraph" style:parent-style-name="Standard">
      <style:text-properties fo:language="ru" fo:country="RU" officeooo:rsid="0014a92a" officeooo:paragraph-rsid="0014a92a"/>
    </style:style>
    <style:style style:name="P58" style:family="paragraph" style:parent-style-name="Standard">
      <style:text-properties fo:language="ru" fo:country="RU" officeooo:rsid="0014a92a" officeooo:paragraph-rsid="0013a0e5"/>
    </style:style>
    <style:style style:name="P59" style:family="paragraph" style:parent-style-name="Standard">
      <style:text-properties fo:color="#c9211e" loext:opacity="100%" fo:language="ru" fo:country="RU" officeooo:rsid="0014a92a" officeooo:paragraph-rsid="0014a92a"/>
    </style:style>
    <style:style style:name="P60" style:family="paragraph" style:parent-style-name="Standard">
      <style:text-properties fo:color="#c9211e" loext:opacity="100%" fo:language="ru" fo:country="RU" officeooo:rsid="0076b7a5" officeooo:paragraph-rsid="0076b7a5"/>
    </style:style>
    <style:style style:name="P61" style:family="paragraph" style:parent-style-name="Standard">
      <style:text-properties fo:color="#c9211e" loext:opacity="100%" fo:language="ru" fo:country="RU" officeooo:rsid="007805b3" officeooo:paragraph-rsid="007805b3"/>
    </style:style>
    <style:style style:name="P62" style:family="paragraph" style:parent-style-name="Standard">
      <style:text-properties fo:color="#c9211e" loext:opacity="100%" fo:language="ru" fo:country="RU" officeooo:rsid="007878b9" officeooo:paragraph-rsid="007878b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ad2d"/>
    </style:style>
    <style:style style:name="T3" style:family="text">
      <style:text-properties fo:language="ru" fo:country="RU" officeooo:rsid="001a1007"/>
    </style:style>
    <style:style style:name="T4" style:family="text">
      <style:text-properties fo:language="ru" fo:country="RU" officeooo:rsid="001a3b29"/>
    </style:style>
    <style:style style:name="T5" style:family="text">
      <style:text-properties fo:language="ru" fo:country="RU" officeooo:rsid="001c3a60"/>
    </style:style>
    <style:style style:name="T6" style:family="text">
      <style:text-properties fo:language="ru" fo:country="RU" officeooo:rsid="001cf4cc"/>
    </style:style>
    <style:style style:name="T7" style:family="text">
      <style:text-properties fo:language="ru" fo:country="RU" officeooo:rsid="002012bb"/>
    </style:style>
    <style:style style:name="T8" style:family="text">
      <style:text-properties fo:language="ru" fo:country="RU" officeooo:rsid="004e6972"/>
    </style:style>
    <style:style style:name="T9" style:family="text">
      <style:text-properties fo:language="ru" fo:country="RU" officeooo:rsid="0051ac57"/>
    </style:style>
    <style:style style:name="T10" style:family="text">
      <style:text-properties fo:language="ru" fo:country="RU" officeooo:rsid="006bf988"/>
    </style:style>
    <style:style style:name="T11" style:family="text">
      <style:text-properties fo:language="ru" fo:country="RU" officeooo:rsid="006f3193"/>
    </style:style>
    <style:style style:name="T12" style:family="text">
      <style:text-properties fo:language="ru" fo:country="RU" officeooo:rsid="0070182c"/>
    </style:style>
    <style:style style:name="T13" style:family="text">
      <style:text-properties fo:language="ru" fo:country="RU" officeooo:rsid="0074d5f6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a75ae"/>
    </style:style>
    <style:style style:name="T16" style:family="text">
      <style:text-properties fo:language="en" fo:country="US" officeooo:rsid="002a9a23"/>
    </style:style>
    <style:style style:name="T17" style:family="text">
      <style:text-properties fo:language="en" fo:country="US" officeooo:rsid="0037e9a5"/>
    </style:style>
    <style:style style:name="T18" style:family="text">
      <style:text-properties fo:language="en" fo:country="US" officeooo:rsid="003d1cd8"/>
    </style:style>
    <style:style style:name="T19" style:family="text">
      <style:text-properties fo:language="en" fo:country="US" officeooo:rsid="004404ca"/>
    </style:style>
    <style:style style:name="T20" style:family="text">
      <style:text-properties officeooo:rsid="000e95b3"/>
    </style:style>
    <style:style style:name="T21" style:family="text">
      <style:text-properties officeooo:rsid="0010784a"/>
    </style:style>
    <style:style style:name="T22" style:family="text">
      <style:text-properties officeooo:rsid="00128f96"/>
    </style:style>
    <style:style style:name="T23" style:family="text">
      <style:text-properties officeooo:rsid="0013a0e5"/>
    </style:style>
    <style:style style:name="T24" style:family="text">
      <style:text-properties officeooo:rsid="0013c4cb"/>
    </style:style>
    <style:style style:name="T25" style:family="text">
      <style:text-properties officeooo:rsid="0014a92a"/>
    </style:style>
    <style:style style:name="T26" style:family="text">
      <style:text-properties officeooo:rsid="00157964"/>
    </style:style>
    <style:style style:name="T27" style:family="text">
      <style:text-properties officeooo:rsid="001a3b29"/>
    </style:style>
    <style:style style:name="T28" style:family="text">
      <style:text-properties officeooo:rsid="001c3a60"/>
    </style:style>
    <style:style style:name="T29" style:family="text">
      <style:text-properties officeooo:rsid="002012bb"/>
    </style:style>
    <style:style style:name="T30" style:family="text">
      <style:text-properties officeooo:rsid="0027ea82"/>
    </style:style>
    <style:style style:name="T31" style:family="text">
      <style:text-properties officeooo:rsid="002a24d9"/>
    </style:style>
    <style:style style:name="T32" style:family="text">
      <style:text-properties officeooo:rsid="002a75ae"/>
    </style:style>
    <style:style style:name="T33" style:family="text">
      <style:text-properties officeooo:rsid="002a9a23"/>
    </style:style>
    <style:style style:name="T34" style:family="text">
      <style:text-properties officeooo:rsid="0030ec62"/>
    </style:style>
    <style:style style:name="T35" style:family="text">
      <style:text-properties officeooo:rsid="003233a9"/>
    </style:style>
    <style:style style:name="T36" style:family="text">
      <style:text-properties officeooo:rsid="00355d44"/>
    </style:style>
    <style:style style:name="T37" style:family="text">
      <style:text-properties officeooo:rsid="0037e9a5"/>
    </style:style>
    <style:style style:name="T38" style:family="text">
      <style:text-properties officeooo:rsid="00385b6b"/>
    </style:style>
    <style:style style:name="T39" style:family="text">
      <style:text-properties officeooo:rsid="003a0780"/>
    </style:style>
    <style:style style:name="T40" style:family="text">
      <style:text-properties officeooo:rsid="003d1cd8"/>
    </style:style>
    <style:style style:name="T41" style:family="text">
      <style:text-properties officeooo:rsid="003ffc0c"/>
    </style:style>
    <style:style style:name="T42" style:family="text">
      <style:text-properties officeooo:rsid="0041dcbe"/>
    </style:style>
    <style:style style:name="T43" style:family="text">
      <style:text-properties officeooo:rsid="004404ca"/>
    </style:style>
    <style:style style:name="T44" style:family="text">
      <style:text-properties officeooo:rsid="00486e09"/>
    </style:style>
    <style:style style:name="T45" style:family="text">
      <style:text-properties officeooo:rsid="0049d353"/>
    </style:style>
    <style:style style:name="T46" style:family="text">
      <style:text-properties officeooo:rsid="0051ac57"/>
    </style:style>
    <style:style style:name="T47" style:family="text">
      <style:text-properties officeooo:rsid="00581c3f"/>
    </style:style>
    <style:style style:name="T48" style:family="text">
      <style:text-properties officeooo:rsid="005e2ab9"/>
    </style:style>
    <style:style style:name="T49" style:family="text">
      <style:text-properties officeooo:rsid="005eb7fa"/>
    </style:style>
    <style:style style:name="T50" style:family="text">
      <style:text-properties officeooo:rsid="00604343"/>
    </style:style>
    <style:style style:name="T51" style:family="text">
      <style:text-properties officeooo:rsid="00629df8"/>
    </style:style>
    <style:style style:name="T52" style:family="text">
      <style:text-properties officeooo:rsid="006699f6"/>
    </style:style>
    <style:style style:name="T53" style:family="text">
      <style:text-properties officeooo:rsid="00676eda"/>
    </style:style>
    <style:style style:name="T54" style:family="text">
      <style:text-properties officeooo:rsid="00692bc1"/>
    </style:style>
    <style:style style:name="T55" style:family="text">
      <style:text-properties officeooo:rsid="006bff62"/>
    </style:style>
    <style:style style:name="T56" style:family="text">
      <style:text-properties officeooo:rsid="0070182c"/>
    </style:style>
    <style:style style:name="T57" style:family="text">
      <style:text-properties officeooo:rsid="007532c1"/>
    </style:style>
    <style:style style:name="T58" style:family="text">
      <style:text-properties officeooo:rsid="0076b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. Сегодня я хочу рассказать вам об устройстве и реализации такой структуры данных как дек.</text:p>
      <text:p text:style-name="P12"/>
      <text:p text:style-name="P12">2. Сперва освежим свою память, вспомним, что такое этот дек.</text:p>
      <text:p text:style-name="P12"/>
      <text:p text:style-name="P12">3. Как говорит нам Википедия, дек, двусторонняя очередь — это абстрактный тип данных, в котором элементы можно удалять и добавлять как в начало, так и в конец.</text:p>
      <text:p text:style-name="P12"/>
      <text:p text:style-name="P12">Это показывает и вот эта картинка: в начало и в конец можно добавлять элементы, и так же из начала и из конца элементы удалять.</text:p>
      <text:p text:style-name="P12"/>
      <text:p text:style-name="P13">Но так и в динамический массив можно вставлять в начало элементы. В чем преимущество дека перед динамическим массивом?</text:p>
      <text:p text:style-name="P13"/>
      <text:p text:style-name="P14">4. Сравним асимптотические сложности операций в двусторонней очереди и в динамическом массиве.</text:p>
      <text:p text:style-name="P14"/>
      <text:p text:style-name="P14">Так, вставка в конец как дека, так и динамического массива, имеет константную сложность.</text:p>
      <text:p text:style-name="P14"/>
      <text:p text:style-name="P14">Вставка же в начало динамического массива имеет линейную сложность, тогда как в начало дека — константную.</text:p>
      <text:p text:style-name="P14"/>
      <text:p text:style-name="P14">Удаление последнего элемента как дека, так и динамического массива, выполняется за константу.</text:p>
      <text:p text:style-name="P14"/>
      <text:p text:style-name="P14">Но удаление первого элемента динамического массива, как и вставка, имеет линейную сложность, а дека — константную.</text:p>
      <text:p text:style-name="P14"/>
      <text:p text:style-name="P15">5. Хорошо. В общих чертах, что такое дек, мы вспомнили. Теперь рассмотрим устройство дека, чтобы понять, как все эти чудеса малой асимптотической сложности достигаются.</text:p>
      <text:p text:style-name="P15"/>
      <text:p text:style-name="P16">6. Один из способов организации памяти дека: использование динамического массива динамических массивов, причем внутренние массивы имеют фиксированный размер.</text:p>
      <text:p text:style-name="P16">Это не единственный способов, как можно организовать хранение элементов в деке, но он используется в реализации стандартной библиотеки <text:span text:style-name="T14">C++ </text:span>от <text:span text:style-name="T14">LLVM </text:span>и, по моему сугубо субъективному мнению, наиболее <text:span text:style-name="T20">прост и понятен</text:span>.</text:p>
      <text:p text:style-name="P16"/>
      <text:p text:style-name="P17">Рассмотрим пример</text:p>
      <text:p text:style-name="P17"/>
      <text:p text:style-name="P17">7. Мы создали дек, он пустой, и в нем хранится один указатель на пустой динамический массив фиксированного размера, который, пусть, установим равным четырем. <text:span text:style-name="T21">То есть, количество элементов в этом массиве, который мы будем называть далее для удобства чанком, не может быть больше четырех.</text:span></text:p>
      <text:p text:style-name="P17"/>
      <text:p text:style-name="P17">8. <text:span text:style-name="T22">Добавим в конец нашего чанка единичку.</text:span></text:p>
      <text:p text:style-name="P17"/>
      <text:p text:style-name="P18">9. Двойку.</text:p>
      <text:p text:style-name="P18"/>
      <text:p text:style-name="P18">10. Тройку.</text:p>
      <text:p text:style-name="P18"/>
      <text:p text:style-name="P18">11. Четверку. И тут наш чанк достиг максимального своего размера. Значит, нам следует выделить ее один чанк.</text:p>
      <text:p text:style-name="P18"><text:soft-page-break/>12. Указатель на него сохраняем в наш динамический массив. Так выглядит внутренне представление нашего дека сейчас. <text:span text:style-name="T23">А что, если мы хотим добавить элемент в начало? 1, 2 , 3, 4, 5. Допустим, в начало добавим ноль</text:span></text:p>
      <text:p text:style-name="P18"/>
      <text:p text:style-name="P19">13. Для этого нам необходимо будет выделить еще один чанк. И добавить в него этот нолик. <text:span text:style-name="T24">А если мы хотим еще один элемент в начало добавить? Минус один.</text:span></text:p>
      <text:p text:style-name="P58"/>
      <text:p text:style-name="P59">– <text:span text:style-name="T57">Заметим, что у нас теперь нарушается согласованность </text:span><text:span text:style-name="T58">индекса элемента в чанке и индекса элемента в деке.</text:span></text:p>
      <text:p text:style-name="P60">Если тут у нас элементу с большим индексом в чанке соответствует элемент с большим индексом в деке, то тут у нас элементу с большим индексом в чанке соответствует элемент с меньшим индексом в деке.</text:p>
      <text:p text:style-name="P57"/>
      <text:p text:style-name="P61">То есть, индекс этого элемента в деке больше индекса этого элемента, который в свою очередь больше этого, и еще раз больше этого</text:p>
      <text:p text:style-name="P61"/>
      <text:p text:style-name="P62">Но тут у нас все наоборот. Индекс этого элемента в деке меньше индекса этого элемента в нем.</text:p>
      <text:p text:style-name="P57"/>
      <text:p text:style-name="P21">16. Хорошо. Теперь рассмотрим реализацию дека, устроенным так, как мы проговорили, на языке программирования С++. Если после предыдущей секции у вас остались какие-либо вопросы — с рассмотрением реализации у вас должны они пропасть</text:p>
      <text:p text:style-name="P21"/>
      <text:p text:style-name="P1">17. <text:span text:style-name="T1">Для начала взглянем на сигнатуру нашего класса</text:span><text:span text:style-name="T2">.</text:span></text:p>
      <text:p text:style-name="P2"><text:span text:style-name="T1">Во-первых, он содержит статический член-константу </text:span>CHUNK_SIZE – <text:span text:style-name="T1">максимальный размер чанка. </text:span><text:span text:style-name="T3">Тут он равен восьми, не четырем, как в примерах, которые мы рассматривали раннее.</text:span></text:p>
      <text:p text:style-name="P3"><text:span text:style-name="T1">Также мы определяем перечисление </text:span>Direction, <text:span text:style-name="T1">способное принимать значение </text:span>LEFT <text:span text:style-name="T1">и </text:span>RIGHT. <text:span text:style-name="T1">Где мы его будем использовать, вы увидите далее.</text:span></text:p>
      <text:p text:style-name="P3"><text:span text:style-name="T1">И вот тот самый динамический массив динамических массивов, </text:span><text:span text:style-name="T4">вектор векторов </text:span><text:span text:style-name="T27">chunks. </text:span><text:span text:style-name="T5">Кроме того, мы храним размер нашего чанка, индекс крайнего левого элемента, и </text:span><text:span text:style-name="T28">start_chunk,</text:span><text:span text:style-name="T5"> </text:span><text:span text:style-name="T6"><text:s/>индекс чанка, к чанкам слева от которого нам нужно будет применять особую адресацию.</text:span></text:p>
      <text:p text:style-name="P4"><text:span text:style-name="T6">Т</text:span><text:span text:style-name="T1">о есть, вернемся, покажу, что это за чанк.</text:span></text:p>
      <text:p text:style-name="P5"><text:span text:style-name="T1">Изначально это первый чанк. </text:span><text:span text:style-name="T7">Но, вот мы добавили элемент в начало. Член </text:span><text:span text:style-name="T29">start_chunk </text:span><text:span text:style-name="T7">будет иметь значение один. Иначе говоря, </text:span><text:span text:style-name="T29">start_chunk – </text:span><text:span text:style-name="T7">это индекс первого созданного чанка.</text:span></text:p>
      <text:p text:style-name="P6"><text:span text:style-name="T7">В</text:span><text:span text:style-name="T1">ернемся к сигнатуре.</text:span></text:p>
      <text:p text:style-name="P22"/>
      <text:p text:style-name="P7">need_allocation – <text:span text:style-name="T1">функция, определяющая, требуется ли выделение нового чанка, если мы хотим вставить элемент в начало или в конец. </text:span>Direction <text:span text:style-name="T1">нам указывает, куда мы хотим вставить элемент.</text:span></text:p>
      <text:p text:style-name="P23"/>
      <text:p text:style-name="P24">Функция <text:span text:style-name="T14">allocate </text:span>создает новый чанк и добавляет его или в начало, или в конец нашего вектора чанков.</text:p>
      <text:p text:style-name="P24"/>
      <text:p text:style-name="P25">Функция <text:span text:style-name="T14">get_chunk </text:span>возвращает индекс чанка, в котором находится элемент дека с индексом <text:span text:style-name="T14">idx</text:span></text:p>
      <text:p text:style-name="P48"/>
      <text:p text:style-name="P26">Функция <text:span text:style-name="T14">get_idx </text:span>возвращает <text:span text:style-name="T30">индекс элемента дека с данным индексом </text:span><text:span text:style-name="T31">относительно чанка, в котором он расположен. </text:span><text:span text:style-name="T32">При этом в него так же передается аргумент логического типа </text:span><text:span text:style-name="T15">reverse, </text:span><text:span text:style-name="T33">необходимый для того, чтобы мы, учитывая его, получили корректный результат даже для чанков, которые находятся до </text:span><text:span text:style-name="T16">original_chunk.</text:span></text:p>
      <text:p text:style-name="P49"/>
      <text:p text:style-name="P27">Перейдем к рассмотрению публичного интерфейса.</text:p>
      <text:p text:style-name="P27"><text:soft-page-break/></text:p>
      <text:p text:style-name="P27">Он представлен двумя конструкторами: стандартным и принимающим <text:span text:style-name="T14">initializer_list, </text:span>функциями вставки и удаления элемента из начала и из конца, функцией удаления элемента с индексом <text:span text:style-name="T14">pos, </text:span>удаления элементов с индекса <text:span text:style-name="T14">from </text:span>по индекс <text:span text:style-name="T14">to.</text:span></text:p>
      <text:p text:style-name="P50"/>
      <text:p text:style-name="P27">Перегруженным оператором индексации, функциями получения последнего и первого элементов, размера дека, и его очистки.</text:p>
      <text:p text:style-name="P27"/>
      <text:p text:style-name="P28">Рассмотрим подробней сначала внешний интерфейс, а потом внутренний.</text:p>
      <text:p text:style-name="P28"/>
      <text:p text:style-name="P29">18. Внешний интерфейс.</text:p>
      <text:p text:style-name="P29"/>
      <text:p text:style-name="P29">19. Конструкторов у нас две штуки. Конструктор по умолчанию не нуждается в комментариях, но на конструктор, принимающий <text:span text:style-name="T14">initializer_list, </text:span>может потребоваться взглянуть внимательней. Он занимается тем, что вставляет в наш массив чанков новые чанки, <text:span text:style-name="T34">вызывая конструктор, п</text:span><text:span text:style-name="T35">ринимающий итераторы. Так, рассмотрим на примере.</text:span></text:p>
      <text:p text:style-name="P29"/>
      <text:p text:style-name="P30">Вызываем мы конструктор, передавая ему следующий список элементов.</text:p>
      <text:p text:style-name="P30"/>
      <text:p text:style-name="P30">Сначала у нас происходит то, что мы вставляем в наш массив чанков вектор, содержащий элементы с первого по восьмой. <text:span text:style-name="T36">Так как максимальный размер чанка — восемь.</text:span></text:p>
      <text:p text:style-name="P31">Далее мы вставляем еще один чанк, содержащий одну девятку. Потому что элементы в списке исчерпаны.</text:p>
      <text:p text:style-name="P31"/>
      <text:p text:style-name="P32">20. <text:span text:style-name="T37">Далее, функции </text:span><text:span text:style-name="T17">push_back </text:span><text:span text:style-name="T37">и </text:span><text:span text:style-name="T17">pop_back</text:span></text:p>
      <text:p text:style-name="P51"/>
      <text:p text:style-name="P33">Функция <text:span text:style-name="T14">push_back </text:span>создает новый чанк, если необходимо, <text:span text:style-name="T38">и вставляет в конец последнего по счету чанка переданный ему аргумент, </text:span><text:span text:style-name="T39">при этом его размер увеличивается на единицу</text:span><text:span text:style-name="T38">.</text:span></text:p>
      <text:p text:style-name="P33"/>
      <text:p text:style-name="P34">И, если функция <text:span text:style-name="T14">push_back </text:span>вставляла в конец последнего по счету чанка элемент, то функция <text:span text:style-name="T14">pop_back </text:span>удаляет последний элемент последнего по счету чанка.</text:p>
      <text:p text:style-name="P34"/>
      <text:p text:style-name="P35">Рассмотрим на примере.</text:p>
      <text:p text:style-name="P35"/>
      <text:p text:style-name="P36">21. Следующими у нас идут функции <text:span text:style-name="T14">push_front </text:span>и <text:span text:style-name="T14">pop_front. </text:span><text:span text:style-name="T40">Различны они с функциям, рассмотренными слайдом ранее, лишь тем, что в функции </text:span><text:span text:style-name="T18">push_front, </text:span><text:span text:style-name="T40">если мы добавляем новый чанк, мы прибавляем к </text:span><text:span text:style-name="T18">start_chunk </text:span><text:span text:style-name="T40">единицу, чтобы значение этой переменной соответствовало действительности.</text:span></text:p>
      <text:p text:style-name="P36"/>
      <text:p text:style-name="P38">Для добавления элемента в начало дека мы добавляем этот элемент в конец первого по счету чанка.</text:p>
      <text:p text:style-name="P36"/>
      <text:p text:style-name="P37">Также мы корректируем значение <text:span text:style-name="T14">left_idx, </text:span><text:span text:style-name="T41">причем хочу обратить ваше внимание на одну деталь. </text:span><text:span text:style-name="T42">Для этого рассмотрим пример.</text:span></text:p>
      <text:p text:style-name="P37"/>
      <text:p text:style-name="P39">Мы добавляем в начало дека ноль. <text:span text:style-name="T43">Но </text:span><text:span text:style-name="T19">left_idx </text:span><text:span text:style-name="T43">принимает значение не ноль, как можно было бы подумать, а семь. </text:span><text:span text:style-name="T44">То есть, индекс, какой имел бы этот элемент, </text:span><text:span text:style-name="T45">добавь в начало этого чанка еще элементов до его полноты.</text:span></text:p>
      <text:p text:style-name="P39"/>
      <text:p text:style-name="P40">Добавим еще один элемент, и <text:span text:style-name="T14">left_idx </text:span>будет равен шести.</text:p>
      <text:p text:style-name="P40"/>
      <text:p text:style-name="P8"><text:soft-page-break/>22. <text:span text:style-name="T1">Перегруженный оператор индексации попросту получает индекс чанка и индекс элемента в чанке, и возвращает ссылку на этот элемент.</text:span></text:p>
      <text:p text:style-name="P52"/>
      <text:p text:style-name="P53">23. Перейдем к рассмотрению внутреннего интерфейса.</text:p>
      <text:p text:style-name="P53"/>
      <text:p text:style-name="P9">24. <text:span text:style-name="T8">Если мы желаем вставить элемент в начало, то создание нового чанка необходимо лишь тогда, когда индекс крайнего левого элемента равен нулю.</text:span></text:p>
      <text:p text:style-name="P54"/>
      <text:p text:style-name="P54">Если же в конец — то тогда, когда размер последнего чанка равен максимально возможному.</text:p>
      <text:p text:style-name="P55"/>
      <text:p text:style-name="P56">Функция создания нового чанка попросту создает его и вставляет или в начало, или в конец.</text:p>
      <text:p text:style-name="P56"/>
      <text:p text:style-name="P9"><text:span text:style-name="T1">2</text:span><text:span text:style-name="T10">5</text:span><text:span text:style-name="T1">. И, самое интересное, функции </text:span>get_<text:span text:style-name="T46">chunk </text:span><text:span text:style-name="T9">и </text:span><text:span text:style-name="T46">get_idx.</text:span></text:p>
      <text:p text:style-name="P41">Возможно, сразу вам может быть сложно понять, что эти формулы дают желаемый результат, но это так.</text:p>
      <text:p text:style-name="P42">Заметим, что если чанк, в котором находится элемент с данным индексом, лежит слева от первого созданного чанка, <text:span text:style-name="T47">то нам необходимо выполнять для получения корректного индекса некоторые преобразования</text:span></text:p>
      <text:p text:style-name="P42"/>
      <text:p text:style-name="P43">Убедимся, что эти функции действительно выдают желаемый результат..</text:p>
      <text:p text:style-name="P43"/>
      <text:p text:style-name="P44">Например, желаемый мы получить первый, нулевой элемент дека. <text:span text:style-name="T49">В результате мы должны будем получить -1</text:span></text:p>
      <text:p text:style-name="P44"><text:span text:style-name="T48">Для этого мы сначала считаем индекс чанка, в котором он находится. Это будет нулевой чанк. </text:span><text:span text:style-name="T49">Дальше мы считаем индекс этого элемента в данном чанке. </text:span><text:span text:style-name="T50">Согласно этой формуле он равен шести. Но ноль меньше одного, поэтому мы выполняем дополнительные преобразования.</text:span></text:p>
      <text:p text:style-name="P45">И получаем, что индекс данного элемента в чанке равен единице.</text:p>
      <text:p text:style-name="P45">Получаем, что первый элемент дека это второй элемент первого чанка. -<text:span text:style-name="T51">1. Все верно.</text:span></text:p>
      <text:p text:style-name="P45"/>
      <text:p text:style-name="P46">И, для полноты, еще один пример. Теперь мы желаем получить третий элемент. <text:span text:style-name="T52">Считаем индекс чанка, индекс элемента в чанке. </text:span><text:span text:style-name="T53">Получается, что искомый элемент — второй элемент второго чанка. </text:span><text:span text:style-name="T54">2. Все верно.</text:span></text:p>
      <text:p text:style-name="P46"/>
      <text:p text:style-name="P47">2<text:span text:style-name="T55">6. Конец презентации. Но прежде чем перейти к вопросам, посмотрим на наш дек в действии.</text:span></text:p>
      <text:p text:style-name="P47"/>
      <text:p text:style-name="P10">deque.hpp – <text:span text:style-name="T1">вот мы можем видеть реализацию нашего дека, обильно приправленную коммен</text:span><text:span text:style-name="T11">тариями. Я пропустил </text:span><text:span text:style-name="T12">в презентации описание реализации некоторых функций, реализация которых тривиальна: </text:span><text:span text:style-name="T56">clear, back, front, erase.</text:span></text:p>
      <text:p text:style-name="P10"/>
      <text:p text:style-name="P11">main.cpp – <text:span text:style-name="T1">А вот, собственно, </text:span><text:span text:style-name="T13">код, демонстрирующий дек в полной его крас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00:12:04.668000000</meta:creation-date>
    <dc:date>2021-10-31T11:58:35.631000000</dc:date>
    <meta:editing-duration>PT2H43M18S</meta:editing-duration>
    <meta:editing-cycles>104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72" meta:word-count="1329" meta:character-count="8986" meta:non-whitespace-character-count="7715"/>
  </office:meta>
</office:document-meta>
</file>